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-din" svg:font-family="urw-di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45da" officeooo:paragraph-rsid="000545da" style:font-weight-asian="bold" style:font-weight-complex="bold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urw-din" fo:font-size="12pt" fo:letter-spacing="normal" fo:font-style="normal" fo:font-weight="normal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style:font-name="urw-din" fo:font-size="12pt" fo:letter-spacing="normal" fo:font-style="normal" fo:font-weight="bold" officeooo:rsid="000545da" officeooo:paragraph-rsid="000545da" style:font-weight-asian="bold" style:font-weight-complex="bold"/>
    </style:style>
    <style:style style:name="T1" style:family="text">
      <style:text-properties officeooo:rsid="00054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ist</text:p>
          </table:table-cell>
          <table:table-cell table:style-name="Table1.B1" office:value-type="string">
            <text:p text:style-name="P1">Touple</text:p>
          </table:table-cell>
        </table:table-row>
        <table:table-row>
          <table:table-cell table:style-name="Table1.A2" office:value-type="string">
            <text:p text:style-name="P2">Lists are mutable</text:p>
          </table:table-cell>
          <table:table-cell table:style-name="Table1.B2" office:value-type="string">
            <text:p text:style-name="P2">Tuples are immutable</text:p>
          </table:table-cell>
        </table:table-row>
        <table:table-row>
          <table:table-cell table:style-name="Table1.A2" office:value-type="string">
            <text:p text:style-name="P2">Implication of iterations is Time-consuming</text:p>
          </table:table-cell>
          <table:table-cell table:style-name="Table1.B2" office:value-type="string">
            <text:p text:style-name="P2">The implication of iterations is comparatively Faster</text:p>
          </table:table-cell>
        </table:table-row>
        <table:table-row>
          <table:table-cell table:style-name="Table1.A2" office:value-type="string">
            <text:p text:style-name="P2">The list is better for performing operations, such as insertion and deletion.</text:p>
          </table:table-cell>
          <table:table-cell table:style-name="Table1.B2" office:value-type="string">
            <text:p text:style-name="P2">Tuple data type is appropriate for accessing the elem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-din" svg:font-family="urw-di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09:08.174362661</meta:creation-date>
    <dc:date>2022-03-10T13:13:30.875988401</dc:date>
    <meta:editing-duration>PT4M24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8" meta:word-count="41" meta:character-count="277" meta:non-whitespace-character-count="244"/>
  </office:meta>
</office:document-meta>
</file>